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layer="layout" svg:width="4.176cm" svg:height="1.578cm" svg:x="8.697cm" svg:y="5.32cm">
          <text:p text:style-name="P1"><text:span text:style-name="T1">DTFC</text:span></text:p>
        </draw:ellipse>
        <draw:ellipse draw:style-name="gr2" draw:text-style-name="P2" draw:layer="layout" svg:width="4.176cm" svg:height="1.578cm" svg:x="8.697cm" svg:y="8.79cm">
          <text:p text:style-name="P1"><text:span text:style-name="T1">DTFX</text:span></text:p>
        </draw:ellipse>
        <draw:ellipse draw:style-name="gr3" draw:text-style-name="P2" draw:layer="layout" svg:width="4.176cm" svg:height="1.578cm" svg:x="8.697cm" svg:y="2.27cm">
          <text:p text:style-name="P1"><text:span text:style-name="T1">DTFA</text:span></text:p>
        </draw:ellipse>
        <draw:ellipse draw:style-name="gr3" draw:text-style-name="P2" draw:layer="layout" svg:width="4.176cm" svg:height="1.578cm" svg:x="14.604cm" svg:y="2.27cm">
          <text:p text:style-name="P1"><text:span text:style-name="T1">DTFA</text:span></text:p>
        </draw:ellipse>
        <draw:line draw:style-name="gr4" draw:text-style-name="P2" draw:layer="layout" svg:x1="6.299cm" svg:y1="3.655cm" svg:x2="8.978cm" svg:y2="5.74cm">
          <text:p/>
        </draw:line>
        <draw:line draw:style-name="gr4" draw:text-style-name="P2" draw:layer="layout" svg:x1="10.795cm" svg:y1="3.847cm" svg:x2="10.795cm" svg:y2="5.32cm">
          <text:p/>
        </draw:line>
        <draw:line draw:style-name="gr4" draw:text-style-name="P2" draw:layer="layout" svg:x1="15.41cm" svg:y1="3.673cm" svg:x2="12.552cm" svg:y2="5.714cm">
          <text:p/>
        </draw:line>
        <draw:line draw:style-name="gr5" draw:text-style-name="P2" draw:layer="layout" svg:x1="10.774cm" svg:y1="6.897cm" svg:x2="10.774cm" svg:y2="8.79cm">
          <text:p/>
        </draw:line>
        <draw:ellipse draw:style-name="gr3" draw:text-style-name="P2" draw:layer="layout" svg:width="4.176cm" svg:height="1.578cm" svg:x="2.88cm" svg:y="2.27cm">
          <text:p text:style-name="P1"><text:span text:style-name="T1">DTFA</text:span></text:p>
        </draw:ellipse>
        <draw:ellipse draw:style-name="gr3" draw:text-style-name="P2" draw:layer="layout" svg:width="4.176cm" svg:height="1.578cm" svg:x="2.88cm" svg:y="5.32cm">
          <text:p text:style-name="P1"><text:span text:style-name="T1">DTFA</text:span></text:p>
        </draw:ellipse>
        <draw:ellipse draw:style-name="gr3" draw:text-style-name="P2" draw:layer="layout" svg:width="4.176cm" svg:height="1.578cm" svg:x="14.604cm" svg:y="5.32cm">
          <text:p text:style-name="P1"><text:span text:style-name="T1">DTFA</text:span></text:p>
        </draw:ellipse>
        <draw:line draw:style-name="gr4" draw:text-style-name="P2" draw:layer="layout" svg:x1="7.055cm" svg:y1="6.073cm" svg:x2="8.697cm" svg:y2="6.073cm">
          <text:p/>
        </draw:line>
        <draw:line draw:style-name="gr5" draw:text-style-name="P2" draw:layer="layout" svg:x1="12.873cm" svg:y1="6.073cm" svg:x2="14.605cm" svg:y2="6.0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3$Build-9215</meta:generator>
    <meta:creation-date>2007-09-24T16:27:27</meta:creation-date>
    <dc:date>2007-09-24T16:32:42</dc:date>
    <meta:editing-cycles>6</meta:editing-cycles>
    <meta:editing-duration>PT5M1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